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5.1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aea79f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</style:style>
  </office:automatic-styles>
  <office:body>
    <office:spreadsheet>
      <table:table table:name="工作表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Keywords</text:p>
          </table:table-cell>
          <table:table-cell table:style-name="ce1" office:value-type="string">
            <text:p>Meaning</text:p>
          </table:table-cell>
        </table:table-row>
        <table:table-row table:style-name="ro1">
          <table:table-cell office:value-type="string">
            <text:p>#-*-coding:utf-8-*-</text:p>
          </table:table-cell>
          <table:table-cell office:value-type="string">
            <text:p>Define the encoding of file</text:p>
          </table:table-cell>
        </table:table-row>
        <table:table-row table:style-name="ro1">
          <table:table-cell office:value-type="string">
            <text:p>print</text:p>
          </table:table-cell>
          <table:table-cell office:value-type="string">
            <text:p>Output content</text:p>
          </table:table-cell>
        </table:table-row>
        <table:table-row table:style-name="ro1">
          <table:table-cell office:value-type="string">
            <text:p>*/-%+-</text:p>
          </table:table-cell>
          <table:table-cell office:value-type="string">
            <text:p>Calculation</text:p>
          </table:table-cell>
        </table:table-row>
        <table:table-row table:style-name="ro1">
          <table:table-cell office:value-type="string">
            <text:p>True/False</text:p>
          </table:table-cell>
          <table:table-cell office:value-type="string">
            <text:p>Boolean</text:p>
          </table:table-cell>
        </table:table-row>
        <table:table-row table:style-name="ro1">
          <table:table-cell office:value-type="string">
            <text:p>“””</text:p>
          </table:table-cell>
          <table:table-cell office:value-type="string">
            <text:p>Comments</text:p>
          </table:table-cell>
        </table:table-row>
        <table:table-row table:style-name="ro1">
          <table:table-cell office:value-type="string">
            <text:p>%r %d %s \n \t</text:p>
          </table:table-cell>
          <table:table-cell office:value-type="string">
            <text:p>Control flag</text:p>
          </table:table-cell>
        </table:table-row>
        <table:table-row table:style-name="ro1">
          <table:table-cell office:value-type="string">
            <text:p>while True: for in []:</text:p>
          </table:table-cell>
          <table:table-cell office:value-type="string">
            <text:p>Logic control</text:p>
          </table:table-cell>
        </table:table-row>
        <table:table-row table:style-name="ro1">
          <table:table-cell office:value-type="string">
            <text:p>raw_input()</text:p>
          </table:table-cell>
          <table:table-cell office:value-type="string">
            <text:p>Accept the input from keyboard</text:p>
          </table:table-cell>
        </table:table-row>
        <table:table-row table:style-name="ro1">
          <table:table-cell office:value-type="string">
            <text:p>int()</text:p>
          </table:table-cell>
          <table:table-cell office:value-type="string">
            <text:p>Change to integer</text:p>
          </table:table-cell>
        </table:table-row>
        <table:table-row table:style-name="ro1">
          <table:table-cell office:value-type="string">
            <text:p>pydoc file</text:p>
          </table:table-cell>
          <table:table-cell office:value-type="string">
            <text:p>python document</text:p>
          </table:table-cell>
        </table:table-row>
        <table:table-row table:style-name="ro1">
          <table:table-cell office:value-type="string">
            <text:p>from sys import argv</text:p>
          </table:table-cell>
          <table:table-cell office:value-type="string">
            <text:p>import package</text:p>
          </table:table-cell>
        </table:table-row>
        <table:table-row table:style-name="ro1">
          <table:table-cell office:value-type="string">
            <text:p>open(filename)</text:p>
          </table:table-cell>
          <table:table-cell office:value-type="string">
            <text:p>Open file</text:p>
          </table:table-cell>
        </table:table-row>
        <table:table-row table:style-name="ro1">
          <table:table-cell office:value-type="string">
            <text:p>file.read()</text:p>
          </table:table-cell>
          <table:table-cell office:value-type="string">
            <text:p>read opened file</text:p>
          </table:table-cell>
        </table:table-row>
        <table:table-row table:style-name="ro1">
          <table:table-cell office:value-type="string">
            <text:p>file.truncate()</text:p>
          </table:table-cell>
          <table:table-cell office:value-type="string">
            <text:p>Truncate file</text:p>
          </table:table-cell>
        </table:table-row>
        <table:table-row table:style-name="ro1">
          <table:table-cell office:value-type="string">
            <text:p>file.write()</text:p>
          </table:table-cell>
          <table:table-cell office:value-type="string">
            <text:p>Write content to file</text:p>
          </table:table-cell>
        </table:table-row>
        <table:table-row table:style-name="ro1">
          <table:table-cell office:value-type="string">
            <text:p>file.close()</text:p>
          </table:table-cell>
          <table:table-cell office:value-type="string">
            <text:p>Close the file</text:p>
          </table:table-cell>
        </table:table-row>
        <table:table-row table:style-name="ro1">
          <table:table-cell office:value-type="string">
            <text:p>file.seek(0)</text:p>
          </table:table-cell>
          <table:table-cell office:value-type="string">
            <text:p>Locate to specific byte</text:p>
          </table:table-cell>
        </table:table-row>
        <table:table-row table:style-name="ro1">
          <table:table-cell office:value-type="string">
            <text:p>file.readline()</text:p>
          </table:table-cell>
          <table:table-cell office:value-type="string">
            <text:p>read file by line</text:p>
          </table:table-cell>
        </table:table-row>
        <table:table-row table:style-name="ro1">
          <table:table-cell office:value-type="string">
            <text:p>exists(filename)</text:p>
          </table:table-cell>
          <table:table-cell office:value-type="string">
            <text:p>Check the file exist or not</text:p>
          </table:table-cell>
        </table:table-row>
        <table:table-row table:style-name="ro1">
          <table:table-cell office:value-type="string">
            <text:p>os.path</text:p>
          </table:table-cell>
          <table:table-cell office:value-type="string">
            <text:p>internal package</text:p>
          </table:table-cell>
        </table:table-row>
        <table:table-row table:style-name="ro1">
          <table:table-cell office:value-type="string">
            <text:p>def funcation_name():</text:p>
          </table:table-cell>
          <table:table-cell office:value-type="string">
            <text:p>define function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Return value from function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工作表2" table:style-name="ta1">
        <table:table-column table:style-name="co3" table:default-cell-style-name="Default"/>
        <table:table-row table:style-name="ro2">
          <table:table-cell/>
        </table:table-row>
      </table:table>
      <table:table table:name="工作表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驿微米黑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zhli </meta:initial-creator>
    <meta:creation-date>2013-03-21T21:34:14</meta:creation-date>
    <meta:generator>LibreOffice/3.5$Linux_X86_64 LibreOffice_project/350m1$Build-2</meta:generator>
    <dc:date>2013-03-21T21:52:48</dc:date>
    <dc:creator>wzhli </dc:creator>
    <meta:editing-duration>PT16M36S</meta:editing-duration>
    <meta:editing-cycles>3</meta:editing-cycles>
    <meta:document-statistic meta:table-count="3" meta:cell-count="46" meta:object-count="0"/>
  </office:meta>
</office:document-meta>
</file>